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583in" fo:margin-bottom="0.1583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style:font-size-asian="18pt" style:font-size-complex="18pt"/>
    </style:style>
    <style:style style:name="P2" style:family="paragraph" style:parent-style-name="Text_20_body">
      <style:paragraph-properties fo:margin-left="0in" fo:margin-right="0in" fo:margin-top="0.1583in" fo:margin-bottom="0.1583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a22a0" style:text-blinking="false" fo:background-color="transparent" style:font-size-asian="18pt" style:font-name-complex="Arial2" style:font-size-complex="18pt" style:font-style-complex="normal" style:font-weight-complex="normal"/>
    </style:style>
    <style:style style:name="P3" style:family="paragraph" style:parent-style-name="Text_20_body">
      <style:paragraph-properties fo:margin-left="0in" fo:margin-right="0in" fo:margin-top="0.1583in" fo:margin-bottom="0.1583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93d26" style:text-blinking="false" fo:background-color="transparent" style:font-size-asian="18pt" style:font-name-complex="Arial2" style:font-size-complex="18pt" style:font-style-complex="normal" style:font-weight-complex="normal"/>
    </style:style>
    <style:style style:name="P4" style:family="paragraph" style:parent-style-name="Text_20_body">
      <style:paragraph-properties fo:margin-left="0in" fo:margin-right="0in" fo:margin-top="0.1583in" fo:margin-bottom="0.1583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style:font-size-asian="18pt" style:font-name-complex="Arial2" style:font-size-complex="18pt" style:font-style-complex="normal" style:font-weight-complex="normal"/>
    </style:style>
    <style:style style:name="P5" style:family="paragraph" style:parent-style-name="Text_20_body">
      <style:paragraph-properties fo:margin-left="0in" fo:margin-right="0in" fo:margin-top="0.1583in" fo:margin-bottom="0.1583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a38a2" style:text-blinking="false" fo:background-color="transparent" style:font-size-asian="18pt" style:font-name-complex="Arial2" style:font-size-complex="18pt" style:font-style-complex="normal" style:font-weight-complex="normal"/>
    </style:style>
    <style:style style:name="P6" style:family="paragraph" style:parent-style-name="Text_20_body">
      <style:paragraph-properties fo:margin-left="0in" fo:margin-right="0in" fo:margin-top="0.1583in" fo:margin-bottom="0.1583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a38a2" style:text-blinking="false" fo:background-color="transparent" style:font-size-asian="18pt" style:font-size-complex="18pt"/>
    </style:style>
    <style:style style:name="P7" style:family="paragraph" style:parent-style-name="Text_20_body">
      <style:text-properties officeooo:paragraph-rsid="001a38a2"/>
    </style:style>
    <style:style style:name="T1" style:family="text">
      <style:text-properties style:font-name-complex="Arial2" style:font-style-complex="normal" style:font-weight-complex="normal"/>
    </style:style>
    <style:style style:name="T2" style:family="text">
      <style:text-properties style:font-name="Arial2" fo:font-style="normal" fo:font-weight="normal"/>
    </style:style>
    <style:style style:name="T3" style:family="text">
      <style:text-properties officeooo:rsid="00193d26" style:font-name-complex="Arial2" style:font-style-complex="normal" style:font-weight-complex="normal"/>
    </style:style>
    <style:style style:name="T4" style:family="text">
      <style:text-properties officeooo:rsid="00193d26"/>
    </style:style>
    <style:style style:name="T5" style:family="text">
      <style:text-properties officeooo:rsid="001a2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১। অ </text:span><text:span text:style-name="T2">- </text:span><text:span text:style-name="T1">ঐ পর্যন্ত লেখ ।<text:tab/><text:tab/><text:tab/><text:tab/><text:tab/><text:tab/><text:tab/><text:tab/></text:span><text:span text:style-name="T3">১৫</text:span></text:p>
      <text:p text:style-name="P2">২। কার চিহ্ন <text:span text:style-name="T4">১০ </text:span>টি লেখ<text:span text:style-name="T4">।<text:tab/><text:tab/><text:tab/><text:tab/><text:tab/><text:tab/><text:tab/>১</text:span><text:span text:style-name="T5">০</text:span> </text:p>
      <text:p text:style-name="P2"><text:span text:style-name="T4">৩। </text:span>ক - <text:s/>ল পর্যন্ত লেখ <text:span text:style-name="T4">।<text:tab/><text:tab/><text:tab/><text:tab/><text:tab/><text:tab/><text:tab/><text:tab/>১</text:span><text:span text:style-name="T5">০</text:span><text:span text:style-name="T4"> </text:span></text:p>
      <text:p text:style-name="P2"><text:span text:style-name="T4">৪। ফ</text:span>লা চিহ্ন কয়টি ও কি কি লেখ <text:span text:style-name="T4">।<text:tab/><text:tab/><text:tab/><text:tab/><text:tab/></text:span><text:span text:style-name="T5">১০</text:span></text:p>
      <text:p text:style-name="P3"><text:span text:style-name="T4">৫। </text:span>আ - কার দিয়ে <text:span text:style-name="T4">২০ টি </text:span>শব্দ তৈরি কর<text:span text:style-name="T5">।<text:tab/><text:tab/><text:tab/><text:tab/>১০</text:span></text:p>
      <text:p text:style-name="P3"><text:span text:style-name="T4">৬। </text:span>ই- কার দিয়ে <text:span text:style-name="T4">২০ টি</text:span> শব্দ তৈরি কর<text:span text:style-name="T4">।<text:tab/><text:tab/><text:tab/><text:tab/></text:span><text:span text:style-name="T5">১০</text:span></text:p>
      <text:p text:style-name="P4"><text:span text:style-name="T4">৭। </text:span>নিজের ইচ্ছা মত বিশটি শব্দ তৈরি কর <text:span text:style-name="T5">।<text:tab/><text:tab/><text:tab/><text:tab/>১০</text:span></text:p>
      <text:p text:style-name="P4"><text:span text:style-name="T4">৮। </text:span>আমাদের মাদ্রাসার নাম লেখ <text:span text:style-name="T5">।<text:tab/><text:tab/><text:tab/><text:tab/><text:tab/>১০</text:span></text:p>
      <text:p text:style-name="P4"><text:span text:style-name="T4">৯। </text:span>নিজের পরিচয় দাও <text:span text:style-name="T5">।<text:tab/><text:tab/><text:tab/><text:tab/><text:tab/><text:tab/><text:tab/>১০</text:span></text:p>
      <text:p text:style-name="P4"><text:span text:style-name="T5">১০। </text:span>সুন্দর হাতের লেখা <text:tab/><text:tab/><text:tab/><text:tab/><text:tab/><text:tab/><text:tab/><text:tab/><text:span text:style-name="T5">০৫</text:span></text:p>
      <text:p text:style-name="P5"/>
      <text:p text:style-name="P6"><text:soft-page-break/><text:span text:style-name="T1">১। অ </text:span><text:span text:style-name="T2">- </text:span><text:span text:style-name="T1">ঐ পর্যন্ত লেখ ।<text:tab/><text:tab/><text:tab/><text:tab/><text:tab/><text:tab/><text:tab/><text:tab/></text:span><text:span text:style-name="T3">১৫</text:span></text:p>
      <text:p text:style-name="P5">২। কার চিহ্ন <text:span text:style-name="T4">১০ </text:span>টি লেখ<text:span text:style-name="T4">।<text:tab/><text:tab/><text:tab/><text:tab/><text:tab/><text:tab/><text:tab/>১</text:span><text:span text:style-name="T5">০</text:span> </text:p>
      <text:p text:style-name="P5"><text:span text:style-name="T4">৩। </text:span>ক - <text:s/>ল পর্যন্ত লেখ <text:span text:style-name="T4">।<text:tab/><text:tab/><text:tab/><text:tab/><text:tab/><text:tab/><text:tab/><text:tab/>১</text:span><text:span text:style-name="T5">০</text:span><text:span text:style-name="T4"> </text:span></text:p>
      <text:p text:style-name="P5"><text:span text:style-name="T4">৪। ফ</text:span>লা চিহ্ন কয়টি ও কি কি লেখ <text:span text:style-name="T4">।<text:tab/><text:tab/><text:tab/><text:tab/><text:tab/></text:span><text:span text:style-name="T5">১০</text:span></text:p>
      <text:p text:style-name="P5"><text:span text:style-name="T4">৫। </text:span>আ - কার দিয়ে <text:span text:style-name="T4">২০ টি </text:span>শব্দ তৈরি কর<text:span text:style-name="T5">।<text:tab/><text:tab/><text:tab/><text:tab/>১০</text:span></text:p>
      <text:p text:style-name="P5"><text:span text:style-name="T4">৬। </text:span>ই- কার দিয়ে <text:span text:style-name="T4">২০ টি</text:span> শব্দ তৈরি কর<text:span text:style-name="T4">।<text:tab/><text:tab/><text:tab/><text:tab/></text:span><text:span text:style-name="T5">১০</text:span></text:p>
      <text:p text:style-name="P5"><text:span text:style-name="T4">৭। </text:span>নিজের ইচ্ছা মত বিশটি শব্দ তৈরি কর <text:span text:style-name="T5">।<text:tab/><text:tab/><text:tab/><text:tab/>১০</text:span></text:p>
      <text:p text:style-name="P5"><text:span text:style-name="T4">৮। </text:span>আমাদের মাদ্রাসার নাম লেখ <text:span text:style-name="T5">।<text:tab/><text:tab/><text:tab/><text:tab/><text:tab/>১০</text:span></text:p>
      <text:p text:style-name="P5"><text:span text:style-name="T4">৯। </text:span>নিজের পরিচয় দাও <text:span text:style-name="T5">।<text:tab/><text:tab/><text:tab/><text:tab/><text:tab/><text:tab/><text:tab/>১০</text:span></text:p>
      <text:p text:style-name="P5"><text:span text:style-name="T5">১০। </text:span>সুন্দর হাতের লেখা <text:tab/><text:tab/><text:tab/><text:tab/><text:tab/><text:tab/><text:tab/><text:tab/><text:span text:style-name="T5">০৫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11d88" style:text-blinking="false" fo:background-color="transparent" style:font-size-asian="20pt" style:font-name-complex="Arial2" style:font-size-complex="20pt" style:font-style-complex="normal" style:font-weight-complex="normal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a38a2" officeooo:paragraph-rsid="001a38a2" style:text-blinking="false" fo:background-color="transparent" style:font-size-asian="18pt" style:font-name-complex="Arial2" style:font-size-complex="18pt" style:font-style-complex="normal" style:font-weight-complex="normal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11d88" style:text-blinking="false" fo:background-color="transparent" style:font-size-asian="18pt" style:font-name-complex="Arial2" style:font-size-complex="18pt" style:font-style-complex="normal" style:font-weight-complex="normal"/>
    </style:style>
    <style:style style:name="MP4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93d26" officeooo:paragraph-rsid="00111d88" style:text-blinking="false" fo:background-color="transparent" style:font-size-asian="18pt" style:font-name-complex="Arial2" style:font-size-complex="18pt" style:font-style-complex="normal" style:font-weight-complex="normal"/>
    </style:style>
    <style:style style:name="MT1" style:family="text">
      <style:text-properties officeooo:rsid="00193d26"/>
    </style:style>
    <style:style style:name="MT2" style:family="text">
      <style:text-properties officeooo:rsid="00111d88"/>
    </style:style>
    <style:style style:name="MT3" style:family="text">
      <style:text-properties officeooo:rsid="00119243"/>
    </style:style>
    <style:style style:name="MT4" style:family="text">
      <style:text-properties officeooo:rsid="0012da27"/>
    </style:style>
    <style:style style:name="MT5" style:family="text">
      <style:text-properties officeooo:rsid="001a38a2"/>
    </style:style>
    <style:style style:name="MT6" style:family="text">
      <style:text-properties officeooo:rsid="000f711b"/>
    </style:style>
    <style:style style:name="MT7" style:family="text">
      <style:text-properties officeooo:rsid="00092f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d61a70b0-7fff-935f-033f-7b5e95e6609b"/>কালারডাঙ্গা নূরে মদিনা হাফিজ<text:span text:style-name="MT1">িয়া </text:span>মাদ্রাসা ও এতিমখানা</text:p>
        <text:p text:style-name="MP2">প্রথম সাময়িক পরীক্ষা -২০২৫ ইং <text:s/></text:p>
        <text:p text:style-name="MP3">শ্রেণী<text:span text:style-name="MT1">ঃ </text:span><text:span text:style-name="MT2">প্রথম</text:span><text:span text:style-name="MT3"> </text:span><text:span text:style-name="MT4"><text:s/></text:span><text:span text:style-name="MT1"><text:s/></text:span><text:tab/><text:tab/>বিষয়<text:span text:style-name="MT1">ঃ </text:span><text:span text:style-name="MT5">বাংলা</text:span><text:span text:style-name="MT2"> </text:span><text:span text:style-name="MT4"><text:s/></text:span><text:span text:style-name="MT6"><text:s/></text:span> </text:p>
        <text:p text:style-name="MP4">সময়ঃ <text:span text:style-name="MT3">২ </text:span>ঘণ্টা <text:span text:style-name="MT3">৩০ মিনিট </text:span><text:tab/><text:tab/> <text:tab/><text:tab/><text:tab/> পূর্ণমা<text:span text:style-name="MT7">নঃ </text:span>১০০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19:17:01.161860000</meta:creation-date>
    <dc:date>2025-05-26T19:02:41.486355800</dc:date>
    <meta:editing-duration>PT16M51S</meta:editing-duration>
    <meta:editing-cycles>2</meta:editing-cycles>
    <meta:generator>LibreOffice/25.2.2.2$Windows_X86_64 LibreOffice_project/7370d4be9e3cf6031a51beef54ff3bda878e3fac</meta:generator>
    <meta:print-date>2025-05-26T18:44:08.896583600</meta:print-date>
    <meta:document-statistic meta:table-count="0" meta:image-count="0" meta:object-count="0" meta:page-count="2" meta:paragraph-count="24" meta:word-count="187" meta:character-count="679" meta:non-whitespace-character-count="391"/>
  </office:meta>
</office:document-meta>
</file>